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8"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9"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0"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We tire from hearing the sky full of feelings</text:span></text:p>
      <text:p text:style-name="P7"><text:s text:c="3"/>Tweeting them all ain’t too nice</text:p>
      <text:p text:style-name="P7"><text:s text:c="3"/>that’s why we’re quietest during the daylight</text:p>
      <text:p text:style-name="P7"><text:s text:c="3"/>And keep it to one song a night</text:p>
      <text:p text:style-name="P7"/>
      <text:p text:style-name="P7"><text:s text:c="3"/>Busy with hopping and chirping and perching</text:p>
      <text:p text:style-name="P7"><text:s text:c="3"/>Our friends they have so much to say</text:p>
      <text:p text:style-name="P7"><text:soft-page-break/><text:s text:c="3"/>And so we play lonesome songs only by nightfall</text:p>
      <text:p text:style-name="P7"><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Hey, how’s your day?</text:span></text:p>
      <text:p text:style-name="P7"><text:s text:c="3"/>Are you going to Open Folk tonight?</text:p>
      <text:p text:style-name="P7"><text:s text:c="3"/>I wish I could</text:p>
      <text:p text:style-name="P7"><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We are not producers. I am not a factory. I am a human with a heart + soul + mind. 'I am more conduit than creator of what I express' is the artist's way. </text:span></text:p>
      <text:p text:style-name="P7"><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7"><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7"><text:soft-page-break/><text:s text:c="3"/>Instead...</text:p>
      <text:p text:style-name="P7"><text:s text:c="3"/>Cultivating the soil of my life + heart</text:p>
      <text:p text:style-name="P7"><text:s text:c="3"/>Planting good seeds</text:p>
      <text:p text:style-name="P7"><text:s text:c="3"/>Giving them space + time (no overcrowded rows)</text:p>
      <text:p text:style-name="P7"><text:s text:c="3"/>And love + sunlight + water + attention + faithfulness to small things.</text:p>
      <text:p text:style-name="P7"><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7">How are things there? 2 out of 3 green room occupants are fast asleep here.</text:p>
      <text:p text:style-name="P7"/>
      <text:p text:style-name="P8">A well-known summer camp tradition is to eat all the string cheese, so very successful, I would say. I just took a bath and Neville was very curious about it. How was your set?</text:p>
      <text:p text:style-name="P7"/>
      <text:p text:style-name="P8">Kevin's gotta be one of the sleepers </text:p>
      <text:p text:style-name="P7"><text:soft-page-break/></text:p>
      <text:p text:style-name="P7">Neville and Bruce love keeping me company during baths! Sometimes they perch on the side </text:p>
      <text:p text:style-name="P7"/>
      <text:p text:style-name="P7">It was good! Started off a little rough and then I found my footing and by the end I was feeling good about it!</text:p>
      <text:p text:style-name="P7"/>
      <text:p text:style-name="P8">Bruce didn't even check it out... not sure WHAT he was up to</text:p>
      <text:p text:style-name="P7"/>
      <text:p text:style-name="P8">He mainly just wants the string cheese and the wrappers so he may have been sulking</text:p>
      <text:p text:style-name="P7"/>
      <text:p text:style-name="P7">Maybe smelling shoes? One of his other hobbies </text:p>
      <text:p text:style-name="P7"/>
      <text:p text:style-name="P7">There is yacht rock on the stage next door to the green room and it is impossibly loud. I am ready to never hear another yacht rock song for about five years </text:p>
      <text:p text:style-name="P7"/>
      <text:p text:style-name="P8">Did you bring your headphones??</text:p>
      <text:p text:style-name="P7"/>
      <text:p text:style-name="P10">No :( not the big foam ones</text:p>
      <text:p text:style-name="P10"/>
      <text:p text:style-name="P10">Bad idea to leave them!</text:p>
      <text:p text:style-name="P7"/>
      <text:p text:style-name="P8">Oh no! I wish I had thought of that last night!</text:p>
      <text:p text:style-name="P8">The PetSmart hotel had toppled over when I got back today so it's being anchored down by my blue bag and they think that is an excellent addition</text:p>
      <text:p text:style-name="P7"/>
      <text:p text:style-name="P7">Have you ever played yacht rock?</text:p>
      <text:p text:style-name="P7"/>
      <text:p text:style-name="P8"><text:soft-page-break/>Hmm, I don't think I have. Secret B-Sides would be the closest but we don't really rock so we thankfully stay more in the R&amp;B/hip-hop realm </text:p>
      <text:p text:style-name="P8">And I hate Steely Dan. Does playing Dreams by Fleetwood Mac count?</text:p>
      <text:p text:style-name="P7"/>
      <text:p text:style-name="P7">Awww thanks for looking out for them. And me sometimes too!!</text:p>
      <text:p text:style-name="P7"/>
      <text:p text:style-name="P7">Oh that's good. I don't think Fleetwood Mac counts but now I'm pondering the definition at all</text:p>
      <text:p text:style-name="P7"/>
      <text:p text:style-name="P8">You're welcome!</text:p>
      <text:p text:style-name="P8"/>
      <text:p text:style-name="P8">It's all very tricky. I googled yacht rock examples and that came up, but I'm gonna let them and me slide on this one. I've covered it in almost every band including with Tina and she would never admit to playing yacht rock... I don't think </text:p>
      <text:p text:style-name="P9"/>
      <text:p text:style-name="P9">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9:24:36.939128653</dc:date>
    <meta:editing-duration>P3DT23H49M16S</meta:editing-duration>
    <meta:editing-cycles>144</meta:editing-cycles>
    <meta:generator>LibreOffice/7.3.7.2$Linux_X86_64 LibreOffice_project/30$Build-2</meta:generator>
    <meta:document-statistic meta:table-count="0" meta:image-count="0" meta:object-count="0" meta:page-count="147" meta:paragraph-count="1088" meta:word-count="37886" meta:character-count="197265" meta:non-whitespace-character-count="158842"/>
  </office:meta>
</office:document-meta>
</file>